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039fb3"/>
    </style:style>
    <style:style style:name="P3" style:family="paragraph" style:parent-style-name="Text_20_body">
      <style:text-properties officeooo:paragraph-rsid="024def31"/>
    </style:style>
    <style:style style:name="P4" style:family="paragraph" style:parent-style-name="Text_20_body">
      <style:text-properties officeooo:paragraph-rsid="02388c54"/>
    </style:style>
    <style:style style:name="P5" style:family="paragraph" style:parent-style-name="Text_20_body">
      <style:text-properties officeooo:paragraph-rsid="025106cc"/>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66356" style:font-weight-asian="bold" style:font-weight-complex="bold"/>
    </style:style>
    <style:style style:name="T7" style:family="text">
      <style:text-properties fo:font-weight="bold" officeooo:rsid="022fd8d1" style:font-weight-asian="bold" style:font-weight-complex="bold"/>
    </style:style>
    <style:style style:name="T8" style:family="text">
      <style:text-properties fo:font-weight="bold" officeooo:rsid="022481b4" style:font-weight-asian="bold" style:font-weight-complex="bold"/>
    </style:style>
    <style:style style:name="T9" style:family="text">
      <style:text-properties fo:font-weight="bold" officeooo:rsid="02444411" style:font-weight-asian="bold" style:font-weight-complex="bold"/>
    </style:style>
    <style:style style:name="T10" style:family="text">
      <style:text-properties fo:font-weight="bold" officeooo:rsid="0242f357" style:font-weight-asian="bold" style:font-weight-complex="bold"/>
    </style:style>
    <style:style style:name="T11" style:family="text">
      <style:text-properties fo:font-weight="bold" officeooo:rsid="024bc8a9" style:font-weight-asian="bold" style:font-weight-complex="bold"/>
    </style:style>
    <style:style style:name="T12" style:family="text">
      <style:text-properties fo:font-weight="bold" officeooo:rsid="024c350d" style:font-weight-asian="bold" style:font-weight-complex="bold"/>
    </style:style>
    <style:style style:name="T13" style:family="text">
      <style:text-properties fo:font-weight="bold" officeooo:rsid="024def31" style:font-weight-asian="bold" style:font-weight-complex="bold"/>
    </style:style>
    <style:style style:name="T14" style:family="text">
      <style:text-properties fo:font-weight="bold" officeooo:rsid="024c00ec" style:font-weight-asian="bold" style:font-weight-complex="bold"/>
    </style:style>
    <style:style style:name="T15" style:family="text">
      <style:text-properties fo:font-weight="bold" officeooo:rsid="024fb22b" style:font-weight-asian="bold" style:font-weight-complex="bold"/>
    </style:style>
    <style:style style:name="T16" style:family="text">
      <style:text-properties fo:font-weight="bold" officeooo:rsid="025106cc" style:font-weight-asian="bold" style:font-weight-complex="bold"/>
    </style:style>
    <style:style style:name="T17" style:family="text">
      <style:text-properties fo:font-weight="bold" officeooo:rsid="025145fc" style:font-weight-asian="bold" style:font-weight-complex="bold"/>
    </style:style>
    <style:style style:name="T18" style:family="text">
      <style:text-properties fo:font-weight="bold" officeooo:rsid="02525c6e" style:font-weight-asian="bold" style:font-weight-complex="bold"/>
    </style:style>
    <style:style style:name="T19" style:family="text">
      <style:text-properties fo:font-weight="bold" officeooo:rsid="02544cfa"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22481b4" style:font-weight-asian="normal" style:font-weight-complex="normal"/>
    </style:style>
    <style:style style:name="T22" style:family="text">
      <style:text-properties fo:font-weight="normal" officeooo:rsid="022b58ca" style:font-weight-asian="normal" style:font-weight-complex="normal"/>
    </style:style>
    <style:style style:name="T23" style:family="text">
      <style:text-properties fo:font-weight="normal" officeooo:rsid="02266356" style:font-weight-asian="normal" style:font-weight-complex="normal"/>
    </style:style>
    <style:style style:name="T24" style:family="text">
      <style:text-properties fo:font-weight="normal" officeooo:rsid="024c00ec" style:font-weight-asian="normal" style:font-weight-complex="normal"/>
    </style:style>
    <style:style style:name="T25" style:family="text">
      <style:text-properties fo:font-weight="normal" officeooo:rsid="024c350d" style:font-weight-asian="normal" style:font-weight-complex="normal"/>
    </style:style>
    <style:style style:name="T26" style:family="text">
      <style:text-properties fo:font-weight="normal" officeooo:rsid="024def31" style:font-weight-asian="normal" style:font-weight-complex="normal"/>
    </style:style>
    <style:style style:name="T27" style:family="text">
      <style:text-properties fo:font-weight="normal" officeooo:rsid="025106cc" style:font-weight-asian="normal" style:font-weight-complex="normal"/>
    </style:style>
    <style:style style:name="T28" style:family="text">
      <style:text-properties fo:font-weight="normal" officeooo:rsid="02525c6e" style:font-weight-asian="normal" style:font-weight-complex="normal"/>
    </style:style>
    <style:style style:name="T29" style:family="text">
      <style:text-properties fo:font-weight="normal" officeooo:rsid="025145fc" style:font-weight-asian="normal" style:font-weight-complex="normal"/>
    </style:style>
    <style:style style:name="T30" style:family="text">
      <style:text-properties fo:font-weight="normal" officeooo:rsid="02544cfa" style:font-weight-asian="normal" style:font-weight-complex="normal"/>
    </style:style>
    <style:style style:name="T31" style:family="text">
      <style:text-properties officeooo:rsid="00e51007"/>
    </style:style>
    <style:style style:name="T32" style:family="text">
      <style:text-properties officeooo:rsid="022fd8d1"/>
    </style:style>
    <style:style style:name="T33" style:family="text">
      <style:text-properties officeooo:rsid="0240633b"/>
    </style:style>
    <style:style style:name="T34" style:family="text">
      <style:text-properties officeooo:rsid="024def31"/>
    </style:style>
    <style:style style:name="T35" style:family="text">
      <style:text-properties officeooo:rsid="024fb22b"/>
    </style:style>
    <style:style style:name="T36" style:family="text">
      <style:text-properties officeooo:rsid="02525c6e"/>
    </style:style>
    <style:style style:name="T37" style:family="text">
      <style:text-properties fo:font-size="10pt" style:font-size-asian="10pt" style:font-size-complex="10pt"/>
    </style:style>
    <style:style style:name="T38" style:family="text">
      <style:text-properties style:text-position="super 58%"/>
    </style:style>
    <style:style style:name="T39"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4">30 May</text:span> 201<text:span text:style-name="T32">8</text:span> transmission <text:span text:style-name="T33">31 May and early June 2018</text:span></text:p>
      <text:p text:style-name="P2"><text:span text:style-name="T2">[0]</text:span><text:span text:style-name="T31"> hey everybody, welcome to GDPR month. chiz. Due to calendar May 2.0 supersedes May 1.0<text:line-break/></text:span><text:span text:style-name="T14">[</text:span><text:span text:style-name="T15">2</text:span><text:span text:style-name="T14"> Min]</text:span><text:span text:style-name="T24"> The wonderful world of </text:span><text:span text:style-name="T14">GDPR</text:span><text:span text:style-name="T24"> Fail. </text:span><text:span text:style-name="T28">Lots of services shut down (Klout) or block users in the EU . The Razer device drivers (cloud connected keyboard)! Ghostery emails with CC of 500 other users "If a bus driver knows to avoid CC and use BCC instead while you don't, I would respectfully suggest that you are in the wrong job," </text:span><text:span text:style-name="T30">same with </text:span><text:a xlink:type="simple" xlink:href="https://order-order.com/2018/05/25/corbynista-mp-marks-gdpr-day-constituents-data-breach/" office:target-frame-name="_blank" xlink:show="new" text:style-name="Internet_20_link" text:visited-style-name="Visited_20_Internet_20_Link"><text:span text:style-name="T30">MPs</text:span></text:a><text:span text:style-name="T30">, university computing clubs, </text:span><text:a xlink:type="simple" xlink:href="https://twitter.com/spillanemike/status/999720320863997952" office:target-frame-name="_blank" xlink:show="new" text:style-name="Internet_20_link" text:visited-style-name="Visited_20_Internet_20_Link"><text:span text:style-name="T30">restaurants</text:span></text:a><text:span text:style-name="T30">, shops, </text:span><text:a xlink:type="simple" xlink:href="https://twitter.com/bettywiderski/status/999068883993624576/photo/1" office:target-frame-name="_blank" xlink:show="new" text:style-name="Internet_20_link" text:visited-style-name="Visited_20_Internet_20_Link"><text:span text:style-name="T30">writers' groups</text:span></text:a><text:span text:style-name="T30"> and </text:span><text:a xlink:type="simple" xlink:href="https://twitter.com/jon_pratty/status/999653804965597184" office:target-frame-name="_blank" xlink:show="new" text:style-name="Internet_20_link" text:visited-style-name="Visited_20_Internet_20_Link"><text:span text:style-name="T30">local councils</text:span></text:a><text:span text:style-name="T28">. Cross Country Trains email 3 1/2 hours late. Virgin Trains East Coast. </text:span><text:span text:style-name="T30">What Charlie Stross said about Klout back in 2011. <text:line-break/></text:span><text:span text:style-name="T17">[</text:span><text:span text:style-name="T18">7</text:span><text:span text:style-name="T17"> Min] </text:span><text:span text:style-name="T29">Alexa Korner! (</text:span>The owner of Petra, an African grey Congo parrot, learned to operate the Alexa in her owner's Echo smart speaker, and has taken to ordering the virtual assistant to operate the lights at unusual hours. <text:span text:style-name="T37">“First, you're like half awake and ... like, 'Was that a dream? Did that just happen?'" Petra's owner </text:span><text:a xlink:type="simple" xlink:href="https://www.clickorlando.com/news/orlando-parrot-uses-alexa-to-run-household" office:target-frame-name="_blank" xlink:show="new" text:style-name="Internet_20_link" text:visited-style-name="Visited_20_Internet_20_Link"><text:span text:style-name="T37">told WKMG-TV</text:span></text:a><text:span text:style-name="T37">. "All day, every day, it's all lights on, all lights off." Videos posted to Petra's YouTube account show her operating Alexa and showing a clear preference for the Amazon assistant over her owner's other speaker, a </text:span><text:a xlink:type="simple" xlink:href="https://www.upi.com/topic/Google/" text:style-name="Internet_20_link" text:visited-style-name="Visited_20_Internet_20_Link"><text:span text:style-name="T37">Google</text:span></text:a><text:span text:style-name="T37"> Home. "Alexa, I love you," Petra says </text:span><text:a xlink:type="simple" xlink:href="https://www.youtube.com/watch?v=izaQmP5Ewbs" office:target-frame-name="_blank" xlink:show="new" text:style-name="Internet_20_link" text:visited-style-name="Visited_20_Internet_20_Link"><text:span text:style-name="T37">in one video</text:span></text:a><text:span text:style-name="T37">. </text:span><text:span text:style-name="T29">(b) </text:span>Portland family -- Alexa unit recorded a part of a private conversation and randomly sent it to somebody in <text:span text:style-name="T36">their</text:span> contact list. <text:span text:style-name="T36">T</text:span>he family was contacted by a coworker who stated that he was receiving audio files of private conversations that had occurred in the family's house. <text:span text:style-name="T37">“</text:span><text:span text:style-name="Emphasis"><text:span text:style-name="T37">"Echo woke up due to a word in background conversation sounding like "Alexa." Then, the subsequent conversation was heard as a "send message" request. At which point, Alexa said out loud "To whom?" At which point, the background conversation was interpreted as a name in the customers contact list. Alexa then asked out loud, "[contact name], right?" Alexa then interpreted background conversation as "right." As unlikely as this string of events is, we are evaluating options to make this case even less likely."</text:span></text:span></text:p>
      <text:p text:style-name="P5"><text:span text:style-name="T5">[</text:span><text:span text:style-name="T18">10</text:span><text:span text:style-name="T16"> </text:span><text:span text:style-name="T6">Min]</text:span><text:span text:style-name="T23"> </text:span><text:span text:style-name="T27">Other random fail this month, “A question about the GoPro real quick, I’m pushing the button I see a ‘no SD’. Do I need that to record? And if it is recording is there supposed to be a red light on? -- astronaut Andrew Feustel on an ISS spacewalk two weeks ago; </text:span><text:span text:style-name="T12"><text:line-break/></text:span><text:span text:style-name="T19">AND </text:span><text:span text:style-name="T24">What happens when you have a brain implant and your house gets struck by lightning? Woman with deep brain stimulation for Parkinson's. </text:span><text:span text:style-name="T25">Not much effect actually - TV fried, aircon fried, implant did a safety shutdown. <text:s/></text:span><text:span text:style-name="T19">AND</text:span><text:span text:style-name="T30"> Twitter password change bug.</text:span></text:p>
      <text:p text:style-name="P3"><text:span text:style-name="T14">[</text:span><text:span text:style-name="T15">12</text:span><text:span text:style-name="T13"> Min] </text:span><text:span text:style-name="T15">[SINGULARITY] </text:span>Welsh police wrongly identify thousands as potential criminals - <text:span text:style-name="T35">cameras scan faces in a crowd and compare them against a database of custody images. </text:span>170,000 <text:span text:style-name="T35">in Cardiff for </text:span>Real Madrid <text:span text:style-name="T35">v</text:span> Juventus, 2,470 potential matches, 2,297 were “false positives”. <text:span text:style-name="T35">173 real. The government's investing £1BILLION of your money in this! </text:span>8,000 specialist computer science teachers, 1,000 AI PhDs by 2025</text:p>
      <text:p text:style-name="P4"><text:span text:style-name="T6">[1</text:span><text:span text:style-name="T11">4</text:span><text:span text:style-name="T6"> Min]</text:span><text:span text:style-name="T23"> </text:span><text:span text:style-name="T22">You're listening to IT Stuff </text:span><text:span text:style-name="T25">where your privacy is guaranteed! <text:line-break/></text:span><text:span text:style-name="T3">[</text:span><text:span text:style-name="T4">1</text:span><text:span text:style-name="T7">5</text:span><text:span text:style-name="T4"> Min] A</text:span><text:span text:style-name="T12">nniversary Corner - 100 years of the flipflop </text:span><text:span text:style-name="T25">(patent June 1918)</text:span></text:p>
      <text:p text:style-name="P3"><text:span text:style-name="T12">[17 Min] </text:span><text:span text:style-name="T8">WORLD OF STUFF</text:span><text:span text:style-name="T21"> </text:span><text:span text:style-name="T25">(1)</text:span><text:span text:style-name="T21"> </text:span><text:span text:style-name="T25">NY Phil Subscriber data “names, addresses, and seat locations for Philharmonic subscribers dating back to the 19th century. The research team is analyzing the relationship between the audience members' seat locations, on specific concert dates in various concert halls and where they lived. More than 500,000 subscriber records have been transcribed and are made available” “To protect privacy, post-1953 subscriber names are not searchable” lol<text:line-break/></text:span><text:span text:style-name="T12">[19 Min] </text:span><text:span text:style-name="T21">WORLD OF STUFF </text:span><text:span text:style-name="T25">(2) “The Jevons Camera Viewer” Low Cost Open Source Eye Tracking </text:span><text:span text:style-name="T26">u</text:span>ses two $20 webcams and open source software. <text:a xlink:type="simple" xlink:href="https://hackaday.io/project/153293-low-cost-open-source-eye-tracking" text:style-name="Internet_20_link" text:visited-style-name="Visited_20_Internet_20_Link">https://hackaday.io/project/153293-low-cost-open-source-eye-tracking</text:a> <text:line-break/><text:span text:style-name="T8">[</text:span><text:span text:style-name="T10">2</text:span><text:span text:style-name="T11">1</text:span><text:span text:style-name="T10"> Min] Local Events - badonkadonk </text:span><text:span text:style-name="T13">13</text:span><text:span text:style-name="T10"> </text:span><text:span text:style-name="T13">June</text:span><text:span text:style-name="T10"> upstairs in Turls Green<text:line-break/>Coder Dojo <text:s/>Saturday </text:span><text:span text:style-name="T13">23 june</text:span><text:span text:style-name="T10"> </text:span><text:a xlink:type="simple" xlink:href="https://bradford-coderdojo.github.io/" text:style-name="Internet_20_link" text:visited-style-name="Visited_20_Internet_20_Link"><text:span text:style-name="T10">https://bradford-coderdojo.github.io/</text:span></text:a><text:span text:style-name="T9"><text:line-break/>Feral Vector </text:span><text:a xlink:type="simple" xlink:href="http://feral-vector.com/" office:target-frame-name="_blank" xlink:show="new" text:style-name="Internet_20_link" text:visited-style-name="Visited_20_Internet_20_Link">http://feral-vector.com/</text:a> 31st <text:span text:style-name="T34">May-</text:span>June 2<text:span text:style-name="T38">nd</text:span><text:line-break/><text:span text:style-name="T3">[</text:span><text:span text:style-name="T4">2</text:span><text:span text:style-name="T11">4</text:span><text:span text:style-name="T4"> Min] </text:span><text:span text:style-name="T12">Go Home Elon You're Drunk </text:span><text:a xlink:type="simple" xlink:href="https://twitter.com/elonmusk/status/999367582271422464" text:style-name="Internet_20_link" text:visited-style-name="Visited_20_Internet_20_Link"><text:span text:style-name="T25">https://twitter.com/elonmusk/status/999367582271422464</text:span></text:a></text:p>
      <text:p text:style-name="P3"><text:span text:style-name="T4">Musicstuffs</text:span><text:bookmark text:name="eow-title"/><text:span text:style-name="T4"> </text:span><text:span text:style-name="T25">It seems K-Pop is a thing again so here's some J-Punk</text:span><text:span text:style-name="T4"><text:line-break/>Husking Bee -- Anchor </text:span><text:a xlink:type="simple" xlink:href="https://www.youtube.com/watch?v=bfbN7mw0qr4" text:style-name="Internet_20_link" text:visited-style-name="Visited_20_Internet_20_Link"><text:span text:style-name="T4">https://www.youtube.com/watch?v=bfbN7mw0qr4</text:span></text:a><text:span text:style-name="T4"><text:line-break/>Beethoven -- Eroica </text:span><text:a xlink:type="simple" xlink:href="https://www.youtube.com/watch?v=6-WdLEznNBY" text:style-name="Internet_20_link" text:visited-style-name="Visited_20_Internet_20_Link"><text:span text:style-name="T4">https://www.youtube.com/watch?v=6-WdLEznNB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5-30T14:58:34.929339279</dc:date>
    <meta:editing-duration>PT13H45M8S</meta:editing-duration>
    <meta:editing-cycles>107</meta:editing-cycles>
    <meta:generator>LibreOffice/6.0.4.2$Linux_X86_64 LibreOffice_project/00m0$Build-2</meta:generator>
    <meta:document-statistic meta:table-count="0" meta:image-count="0" meta:object-count="0" meta:page-count="1" meta:paragraph-count="7" meta:word-count="696" meta:character-count="4368" meta:non-whitespace-character-count="3673"/>
  </office:meta>
</office:document-meta>
</file>